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7b3f" officeooo:paragraph-rsid="00017b3f"/>
    </style:style>
    <style:style style:name="P2" style:family="paragraph" style:parent-style-name="Standard" style:list-style-name="L1">
      <style:text-properties officeooo:rsid="00017b3f" officeooo:paragraph-rsid="00017b3f"/>
    </style:style>
    <style:style style:name="P3" style:family="paragraph" style:parent-style-name="Standard" style:list-style-name="L4">
      <style:text-properties officeooo:rsid="00017b3f" officeooo:paragraph-rsid="00017b3f"/>
    </style:style>
    <style:style style:name="P4" style:family="paragraph" style:parent-style-name="Standard" style:list-style-name="L5">
      <style:text-properties officeooo:rsid="00017b3f" officeooo:paragraph-rsid="00017b3f"/>
    </style:style>
    <style:style style:name="P5" style:family="paragraph" style:parent-style-name="Standard" style:list-style-name="L6">
      <style:text-properties officeooo:rsid="00017b3f" officeooo:paragraph-rsid="00017b3f"/>
    </style:style>
    <style:style style:name="P6" style:family="paragraph" style:parent-style-name="Standard">
      <style:text-properties officeooo:rsid="00017b3f" officeooo:paragraph-rsid="0009db1b"/>
    </style:style>
    <style:style style:name="P7" style:family="paragraph" style:parent-style-name="Standard">
      <style:text-properties officeooo:rsid="000385ec" officeooo:paragraph-rsid="000385ec"/>
    </style:style>
    <style:style style:name="P8" style:family="paragraph" style:parent-style-name="Standard" style:list-style-name="L4">
      <style:text-properties officeooo:rsid="000385ec" officeooo:paragraph-rsid="000385ec"/>
    </style:style>
    <style:style style:name="P9" style:family="paragraph" style:parent-style-name="Standard">
      <style:text-properties officeooo:rsid="00047b84" officeooo:paragraph-rsid="00047b84"/>
    </style:style>
    <style:style style:name="P10" style:family="paragraph" style:parent-style-name="Standard" style:list-style-name="L4">
      <style:text-properties officeooo:rsid="00047b84" officeooo:paragraph-rsid="00047b84"/>
    </style:style>
    <style:style style:name="P11" style:family="paragraph" style:parent-style-name="Standard" style:list-style-name="L4">
      <style:text-properties officeooo:rsid="000558ec" officeooo:paragraph-rsid="000558ec"/>
    </style:style>
    <style:style style:name="P12" style:family="paragraph" style:parent-style-name="Standard" style:list-style-name="L1"/>
    <style:style style:name="P13" style:family="paragraph" style:parent-style-name="Standard">
      <style:text-properties officeooo:rsid="0009db1b" officeooo:paragraph-rsid="0009db1b"/>
    </style:style>
    <style:style style:name="P14" style:family="paragraph" style:parent-style-name="Standard">
      <style:text-properties fo:font-style="italic" officeooo:rsid="0009db1b" officeooo:paragraph-rsid="0009db1b" style:font-style-asian="italic" style:font-style-complex="italic"/>
    </style:style>
    <style:style style:name="P15" style:family="paragraph" style:parent-style-name="Standard">
      <style:text-properties fo:font-style="italic" officeooo:rsid="0009db1b" officeooo:paragraph-rsid="0013952f" style:font-style-asian="italic" style:font-style-complex="italic"/>
    </style:style>
    <style:style style:name="T1" style:family="text">
      <style:text-properties officeooo:rsid="00022acc"/>
    </style:style>
    <style:style style:name="T2" style:family="text">
      <style:text-properties officeooo:rsid="00047b84"/>
    </style:style>
    <text:list-style style:name="L1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、面向对象</text:p>
      <text:p text:style-name="Standard"/>
      <text:list xml:id="list5273699695429752997" text:style-name="L1">
        <text:list-item>
          <text:p text:style-name="P12">面向对象的三个基本特征是什么？</text:p>
        </text:list-item>
        <text:list-item>
          <text:p text:style-name="P2">get_object_vars 在类中使用和类外使用，返回值有何不同？</text:p>
        </text:list-item>
        <text:list-item>
          <text:p text:style-name="P2">use 在类中使用、类外使用及function后使用有何区别？</text:p>
        </text:list-item>
        <text:list-item>
          <text:p text:style-name="P2">构建链式语法的关键语句是return什么？</text:p>
        </text:list-item>
        <text:list-item>
          <text:p text:style-name="P2">PHP接口类、抽象类的声明关键字是什么？</text:p>
        </text:list-item>
      </text:list>
      <text:p text:style-name="P1"/>
      <text:p text:style-name="P1">二、架构能力</text:p>
      <text:p text:style-name="P1"/>
      <text:list xml:id="list822037728786341247" text:style-name="L6">
        <text:list-item>
          <text:p text:style-name="P5">请写出您所知道的，除了分层架构外的其他架构模式，并简述其优缺点。</text:p>
        </text:list-item>
      </text:list>
      <text:p text:style-name="P13"/>
      <text:p text:style-name="P15">分层架构 (Layered Architecture)</text:p>
      <text:p text:style-name="P15"/>
      <text:p text:style-name="P15">它是最通用的架构，也被叫做N层架构模式(n-tier architecture pattern)。这也是Java EE应用经常采用的标准模式。基本上是个程序员都知道它。这种架构模式非常适合传统的IT通信和组织结构，很自然地成为大部分应用的第一架构选择。</text:p>
      <text:p text:style-name="P15"/>
      <text:p text:style-name="P15">事件驱动架构 (Event-Driven Architecture)</text:p>
      <text:p text:style-name="P15"/>
      <text:p text:style-name="P15">事件驱动架构是一个流行的分布式异步架构模式，可以用来设计规模很大的应用程序。基于这种架构模式应用可大可小。它由高度解耦的，单一目的的事件处理组件组成，可以异步地接收和处理事件。</text:p>
      <text:p text:style-name="P15">它包括两个主要的拓扑结构：mediator 和 broker。Mediator拓扑结构需要你在一个事件通过mediator时精心安排好几个步骤，而broker拓扑结构无需mediator，而是由你串联起几个事件。这两种拓扑架构的特征和实现有很大的不同，所以你需要知道哪一个适合你。</text:p>
      <text:p text:style-name="P15"/>
      <text:p text:style-name="P15">微内核架构 (Microkernel Architecture)</text:p>
      <text:p text:style-name="P15"/>
      <text:p text:style-name="P15">微内核架构模式通常又被成为插件架构模式，可以用来实现基于产品的应用, 比如Eclipse，在微内核的基础上添加一些插件，就可以提供不同的产品，如C++, Java等。</text:p>
      <text:p text:style-name="P15"/>
      <text:p text:style-name="P15">基于空间的架构 (Space-Based Architecture)</text:p>
      <text:p text:style-name="P15"/>
      <text:p text:style-name="P15">基于空间的架构有时候也被成为基于云的架构。</text:p>
      <text:p text:style-name="P15">大部分的基于web的应用的业务流都是一样的。 客户端的请求发送给web服务器，然后是应用服务器，最后是数据库服务器。对于用户很小时不会有问题，但是负载增大时就会遇到瓶颈（想想抢火车票）。首先是web服务器撑不住，web服务器能撑住应用服务器又不行，然后是数据库服务器。通常解决方案是增加web服务器，便宜，简单，但很多情况下负载会传递给应用服务器，然后传递给数据库服务器。有时候增加数据库服务器也没有办法，因为数据库也有锁，有事务的限制。</text:p>
      <text:p text:style-name="P15">基于空间的架构用来解决规模和并发的问题。</text:p>
      <text:p text:style-name="P6"/>
      <text:list xml:id="list103608970699642" text:continue-numbering="true" text:style-name="L6">
        <text:list-item>
          <text:p text:style-name="P5">面对一个中大型BS架构的工程，简述您如何平衡性能和效率？</text:p>
        </text:list-item>
        <text:list-item>
          <text:p text:style-name="P5">假若当前有一个公司产品线非常丰富，由于历史原因需要全部重构，且部署方案已经确定采用docker，在两台服务器上进行集群化，为了配合方案，您将采用什么样的架构来重构并简述原因？</text:p>
        </text:list-item>
        <text:list-item>
          <text:p text:style-name="P5">针对上述第三个问题给出的情景，写出您认为最合理的架构和部署方式。</text:p>
        </text:list-item>
      </text:list>
      <text:p text:style-name="P1"/>
      <text:p text:style-name="P1">三、质量把控能力</text:p>
      <text:p text:style-name="P1"/>
      <text:list xml:id="list4380904090227280773" text:style-name="L5">
        <text:list-item>
          <text:p text:style-name="P4">写出您常用的<text:span text:style-name="T1">php依赖管理功能。</text:span></text:p>
        </text:list-item>
        <text:list-item>
          <text:p text:style-name="P4">写出您用来管理<text:span text:style-name="T1">WEB前端依赖关系的工具名称，分别从Javascript和CSS说明。</text:span></text:p>
        </text:list-item>
        <text:list-item>
          <text:p text:style-name="P4">注释到文档的映射工具，您使用过那些？</text:p>
        </text:list-item>
        <text:list-item>
          <text:p text:style-name="P4"><text:soft-page-break/>请尽可能多的写出<text:span text:style-name="T1">PHPDOC注释规范中的关键字和作用，如：@class 声明类的描述</text:span></text:p>
        </text:list-item>
      </text:list>
      <text:p text:style-name="P1"/>
      <text:p text:style-name="P1">四、基本功</text:p>
      <text:p text:style-name="P1"/>
      <text:list xml:id="list4862777683333327780" text:style-name="L4">
        <text:list-item>
          <text:p text:style-name="P3">按由低到高的顺序，写出<text:span text:style-name="T1">OSI七层模型。</text:span></text:p>
        </text:list-item>
        <text:list-item>
          <text:p text:style-name="P8">DNS轮询属于OSI模型中的哪一层。</text:p>
        </text:list-item>
        <text:list-item>
          <text:p text:style-name="P8">简述array_map和array_reduce的作用。</text:p>
        </text:list-item>
        <text:list-item>
          <text:p text:style-name="P8">尽可能多的写出<text:span text:style-name="T2"> PHP CLI的命令参数。</text:span></text:p>
        </text:list-item>
        <text:list-item>
          <text:p text:style-name="P10">HTTP 协议中，content-type 作用是什么？</text:p>
        </text:list-item>
        <text:list-item>
          <text:p text:style-name="P10">请写出 ajax 实现跨域的两种回调方式？</text:p>
        </text:list-item>
        <text:list-item>
          <text:p text:style-name="P11">Pcntl、Phalcon两种扩展你用过哪一个，并简述其作用。</text:p>
        </text:list-item>
        <text:list-item>
          <text:p text:style-name="P11">phpize命令的作用是什么？</text:p>
        </text:list-item>
        <text:list-item>
          <text:p text:style-name="P11">PHP 并发编程中，常用于防止进程成为僵尸进程的函数是？</text:p>
        </text:list-item>
        <text:list-item>
          <text:p text:style-name="P11">Mysl查看主从库状态的命令是什么？</text:p>
        </text:list-item>
      </text:list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4:52.885389000</meta:creation-date>
    <dc:date>2017-02-24T10:36:06.133489000</dc:date>
    <meta:editing-duration>PT47M28S</meta:editing-duration>
    <meta:editing-cycles>7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38" meta:word-count="1192" meta:character-count="1542" meta:non-whitespace-character-count="1516"/>
  </office:meta>
</office:document-meta>
</file>